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043in" loext:contextual-spacing="false" style:line-height-at-least="0.2083in" fo:text-align="start" style:justify-single-word="false" fo:orphans="2" fo:widows="2" fo:text-indent="0in" style:auto-text-indent="false" fo:background-color="#f5f5f5" fo:padding="0.0937in" fo:border="0.06pt solid #000000"/>
      <style:text-properties fo:font-variant="normal" fo:text-transform="none" fo:color="#333333" style:font-name="Monaco" fo:font-size="9.75pt" fo:letter-spacing="normal" fo:font-style="normal" fo:font-weight="normal"/>
    </style:style>
    <style:style style:name="P2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style:line-height-at-least="0.2083in" fo:text-align="start" style:justify-single-word="false" fo:orphans="2" fo:widows="2" fo:background-color="#f5f5f5" fo:padding="0.0937in" fo:border="0.06pt solid #000000"/>
    </style:style>
    <style:style style:name="P3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style:line-height-at-least="0.2083in" fo:text-align="start" style:justify-single-word="false" fo:orphans="2" fo:widows="2" fo:background-color="#f5f5f5" fo:padding="0.0937in" fo:border="0.06pt solid #000000"/>
      <style:text-properties fo:font-variant="normal" fo:text-transform="none" fo:color="#333333" style:font-name="Monaco" fo:font-size="9.75pt" fo:letter-spacing="normal" fo:font-style="normal" fo:font-weight="normal"/>
    </style:style>
    <style:style style:name="P4" style:family="paragraph" style:parent-style-name="Preformatted_20_Text">
      <loext:graphic-properties draw:fill="solid" draw:fill-color="#f5f5f5" draw:opacity="100%"/>
      <style:paragraph-properties fo:margin-top="0in" fo:margin-bottom="0.1043in" loext:contextual-spacing="false" style:line-height-at-least="0.2083in" fo:text-align="start" style:justify-single-word="false" fo:orphans="2" fo:widows="2" fo:background-color="#f5f5f5" fo:padding="0.0937in" fo:border="0.06pt solid #000000"/>
      <style:text-properties fo:font-variant="normal" fo:text-transform="none" fo:color="#333333" fo:letter-spacing="normal"/>
    </style:style>
    <style:style style:name="P5" style:family="paragraph" style:parent-style-name="Heading_20_2">
      <style:text-properties fo:font-variant="normal" fo:text-transform="none" fo:color="#333333" style:font-name="Helvetica Neue" fo:font-size="21pt" fo:letter-spacing="normal" fo:font-style="normal" fo:font-weight="bold"/>
    </style:style>
    <style:style style:name="T1" style:family="text">
      <style:text-properties style:font-name="Monaco" fo:font-size="9.7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bookmark text:name="yui_3_17_2_1_1482611846214_109"/>Midterm</text:h>
      <text:p text:style-name="P1"><text:bookmark text:name="yui_3_17_2_1_1482611846214_110"/>A quadrilateral is a shape with 4 sides.</text:p>
      <text:p text:style-name="P2"/>
      <text:p text:style-name="P3">Write a program that identifies the type of quadrilateral as either: </text:p>
      <text:p text:style-name="P3">- Rhombus</text:p>
      <text:p text:style-name="P3">- Square</text:p>
      <text:p text:style-name="P3">- Rectangle</text:p>
      <text:p text:style-name="P2"/>
      <text:p text:style-name="P3">1) === Input, Validation, Repetition === (30 pts)</text:p>
      <text:p text:style-name="P4"><text:s/><text:span text:style-name="T1">a) The user enters 4 sides into an array of type int.</text:span></text:p>
      <text:p text:style-name="P4"><text:s/><text:span text:style-name="T1">b) The user enters 4 angles into an array of type int.</text:span></text:p>
      <text:p text:style-name="P4"><text:s/><text:span text:style-name="T1">c) The program validates that the above numbers are not negative.</text:span></text:p>
      <text:p text:style-name="P4"><text:s/><text:span text:style-name="T1">d) The program validates that the angles add up to 360 degrees.</text:span></text:p>
      <text:p text:style-name="P4"><text:s/><text:span text:style-name="T1">e) The program can repeat.</text:span></text:p>
      <text:p text:style-name="P2"/>
      <text:p text:style-name="P3">2) === Identify the Type of Quadrilateral === (30 pts)</text:p>
      <text:p text:style-name="P4"><text:s/><text:span text:style-name="T1">a) Rhombus: </text:span></text:p>
      <text:p text:style-name="P4"><text:s text:c="2"/><text:span text:style-name="T1">- All four sides have the same length. </text:span></text:p>
      <text:p text:style-name="P4"><text:s text:c="2"/><text:span text:style-name="T1">- Angle 1 equals Angle 3</text:span></text:p>
      <text:p text:style-name="P4"><text:s text:c="2"/><text:span text:style-name="T1">- Angle 2 equals Angle 4</text:span></text:p>
      <text:p text:style-name="P2"/>
      <text:p text:style-name="P4"><text:s/><text:span text:style-name="T1">b) Square</text:span></text:p>
      <text:p text:style-name="P4"><text:s text:c="2"/><text:span text:style-name="T1">- All four sides have the same length.</text:span></text:p>
      <text:p text:style-name="P4"><text:s text:c="2"/><text:span text:style-name="T1">- All angles are equal to each other</text:span></text:p>
      <text:p text:style-name="P2"/>
      <text:p text:style-name="P4"><text:s/><text:span text:style-name="T1">c) Rectangle</text:span></text:p>
      <text:p text:style-name="P4"><text:s text:c="2"/><text:span text:style-name="T1">- Side 1 equals Side 3</text:span></text:p>
      <text:p text:style-name="P4"><text:s text:c="2"/><text:span text:style-name="T1">- Side 2 equals Side 4</text:span></text:p>
      <text:p text:style-name="P4"><text:s text:c="2"/><text:span text:style-name="T1">- All angles are equal to each other</text:span></text:p>
      <text:p text:style-name="P2"><text:soft-page-break/></text:p>
      <text:p text:style-name="P2"/>
      <text:p text:style-name="P3">=================== Sample Runs=============</text:p>
      <text:p text:style-name="P2"/>
      <text:p text:style-name="P3">=== Please enter Sides ===</text:p>
      <text:p text:style-name="P3">Please enter side 1: -1</text:p>
      <text:p text:style-name="P3">Value must be positive! Please enter side1: 1</text:p>
      <text:p text:style-name="P3">Please enter side 2: 1</text:p>
      <text:p text:style-name="P3">Please enter side 3: -1</text:p>
      <text:p text:style-name="P3">Value must be positive! Please enter side3: 1</text:p>
      <text:p text:style-name="P3">Please enter side 4: 1</text:p>
      <text:p text:style-name="P2"/>
      <text:p text:style-name="P3">=== Please enter Angles ===</text:p>
      <text:p text:style-name="P3">Please enter angle 1: -1</text:p>
      <text:p text:style-name="P3">Value must be positive! Please enter angle1: 90</text:p>
      <text:p text:style-name="P3">Please enter angle 2: 90</text:p>
      <text:p text:style-name="P3">Please enter angle 3: -1</text:p>
      <text:p text:style-name="P3">Value must be positive! Please enter angle3: 90</text:p>
      <text:p text:style-name="P3">Please enter angle 4: 90</text:p>
      <text:p text:style-name="P3">=======================</text:p>
      <text:p text:style-name="P3">This is a SQUARE! </text:p>
      <text:p text:style-name="P2"/>
      <text:p text:style-name="P3">Would you like to repeat? (1-Yes, 2-No): 1</text:p>
      <text:p text:style-name="P2"/>
      <text:p text:style-name="P3">=== Please enter Sides ===</text:p>
      <text:p text:style-name="P3">Please enter side 1: 1</text:p>
      <text:p text:style-name="P3">Please enter side 2: 1</text:p>
      <text:p text:style-name="P3">Please enter side 3: 1</text:p>
      <text:p text:style-name="P3">Please enter side 4: 1</text:p>
      <text:p text:style-name="P2"><text:soft-page-break/></text:p>
      <text:p text:style-name="P3">=== Please enter Angles === </text:p>
      <text:p text:style-name="P3">Please enter angle 1: 120</text:p>
      <text:p text:style-name="P3">Please enter angle 2: 60</text:p>
      <text:p text:style-name="P3">Please enter angle 3: 120</text:p>
      <text:p text:style-name="P3">Please enter angle 4: 600</text:p>
      <text:p text:style-name="P3">ERROR, sum of angles exceeds 360 degrees!</text:p>
      <text:p text:style-name="P3">=== Please enter Angles</text:p>
      <text:p text:style-name="P3">Please enter angle 1: 120</text:p>
      <text:p text:style-name="P3">Please enter angle 2: 60</text:p>
      <text:p text:style-name="P3">Please enter angle 3: 120</text:p>
      <text:p text:style-name="P3">Please enter angle 4: 60</text:p>
      <text:p text:style-name="P3">=======================</text:p>
      <text:p text:style-name="P3">This is a RHOMBUS! </text:p>
      <text:p text:style-name="P2"/>
      <text:p text:style-name="P3">Would you like to repeat? (1-Yes, 2-No): 1</text:p>
      <text:p text:style-name="P2"/>
      <text:p text:style-name="P3">=== Please enter Sides ===</text:p>
      <text:p text:style-name="P3">Please enter side 1: 10</text:p>
      <text:p text:style-name="P3">Please enter side 2: 20</text:p>
      <text:p text:style-name="P3">Please enter side 3: 10</text:p>
      <text:p text:style-name="P3">Please enter side 4: 20</text:p>
      <text:p text:style-name="P2"/>
      <text:p text:style-name="P3">=== Please enter Angles</text:p>
      <text:p text:style-name="P3">Please enter angle 1: 90</text:p>
      <text:p text:style-name="P3">Please enter angle 2: 90</text:p>
      <text:p text:style-name="P3">Please enter angle 3: 90</text:p>
      <text:p text:style-name="P3">Please enter angle 4: 90</text:p>
      <text:p text:style-name="P3">=======================</text:p>
      <text:p text:style-name="P3"><text:soft-page-break/>This is a RECTANGLE! </text:p>
      <text:p text:style-name="P2"/>
      <text:p text:style-name="P3">Would you like to repeat (1-Yes, 2-No): 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2:37:49.941945623</meta:creation-date>
    <dc:date>2016-12-24T12:40:21.004650121</dc:date>
    <meta:editing-duration>PT1M3S</meta:editing-duration>
    <meta:editing-cycles>3</meta:editing-cycles>
    <meta:generator>LibreOffice/5.2.3.3$Linux_X86_64 LibreOffice_project/20$Build-3</meta:generator>
    <meta:document-statistic meta:table-count="0" meta:image-count="0" meta:object-count="0" meta:page-count="4" meta:paragraph-count="74" meta:word-count="412" meta:character-count="2165" meta:non-whitespace-character-count="1796"/>
  </office:meta>
</office:document-meta>
</file>